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1">
            <text:p text:style-name="CI-T-Cidx">61</text:p>
          </table:table-cell>
          <table:table-cell table:style-name="Table1.B2" office:value-type="string">
            <text:p text:style-name="CI-T-Sname">Chest, Lungs, Heart</text:p>
          </table:table-cell>
          <table:table-cell table:style-name="Table1.B2" office:value-type="string">
            <text:p text:style-name="CI-T-Cname">EXTERNAL CHES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XTERNAL CHES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8" office:value-type="string">
            <text:p text:style-name="SK-T-L1">61004,2,61004</text:p>
          </table:table-cell>
          <table:table-cell table:style-name="Table3.A2" table:number-rows-spanned="9" office:value-type="string">
            <text:p text:style-name="SK-T-L2"><text:span text:style-name="SK-T-L2-C1">External Chest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1" meta:paragraph-count="53" meta:word-count="67" meta:character-count="304"/>
    <dc:date>2012-09-16T12:57:27.59</dc:date>
    <meta:editing-duration>PT1M42S</meta:editing-duration>
    <meta:editing-cycles>1</meta:editing-cycles>
  </office:meta>
</office:document-meta>
</file>